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8046" officeooo:paragraph-rsid="00158046"/>
    </style:style>
    <style:style style:name="P2" style:family="paragraph" style:parent-style-name="Standard">
      <style:text-properties officeooo:rsid="001626eb" officeooo:paragraph-rsid="001626eb"/>
    </style:style>
    <style:style style:name="P3" style:family="paragraph" style:parent-style-name="Standard">
      <style:text-properties officeooo:rsid="001676cb" officeooo:paragraph-rsid="001676cb"/>
    </style:style>
    <style:style style:name="P4" style:family="paragraph" style:parent-style-name="Standard">
      <style:text-properties officeooo:rsid="00188970" officeooo:paragraph-rsid="00188970"/>
    </style:style>
    <style:style style:name="P5" style:family="paragraph" style:parent-style-name="Standard">
      <style:text-properties officeooo:rsid="00188bc7" officeooo:paragraph-rsid="00188bc7"/>
    </style:style>
    <style:style style:name="P6" style:family="paragraph" style:parent-style-name="Standard">
      <style:text-properties officeooo:rsid="0019770f" officeooo:paragraph-rsid="0019770f"/>
    </style:style>
    <style:style style:name="P7" style:family="paragraph" style:parent-style-name="Standard">
      <style:text-properties officeooo:rsid="00158046" officeooo:paragraph-rsid="00158046"/>
    </style:style>
    <style:style style:name="P8" style:family="paragraph" style:parent-style-name="Standard">
      <style:text-properties officeooo:rsid="0019770f" officeooo:paragraph-rsid="0019770f"/>
    </style:style>
    <style:style style:name="P9" style:family="paragraph" style:parent-style-name="Standard">
      <style:text-properties officeooo:rsid="001c4f57" officeooo:paragraph-rsid="001c4f57"/>
    </style:style>
    <style:style style:name="P10" style:family="paragraph" style:parent-style-name="Standard">
      <style:text-properties officeooo:rsid="001d8625" officeooo:paragraph-rsid="001d8625"/>
    </style:style>
    <style:style style:name="P11" style:family="paragraph" style:parent-style-name="Standard">
      <style:text-properties officeooo:rsid="001f644e" officeooo:paragraph-rsid="001f644e"/>
    </style:style>
    <style:style style:name="P12" style:family="paragraph" style:parent-style-name="Standard">
      <style:text-properties officeooo:rsid="002209a4" officeooo:paragraph-rsid="002209a4"/>
    </style:style>
    <style:style style:name="P13" style:family="paragraph" style:parent-style-name="Standard">
      <style:text-properties officeooo:rsid="0023ab11" officeooo:paragraph-rsid="0023ab11"/>
    </style:style>
    <style:style style:name="P14" style:family="paragraph" style:parent-style-name="Standard">
      <style:text-properties officeooo:rsid="00254755" officeooo:paragraph-rsid="00254755"/>
    </style:style>
    <style:style style:name="P15" style:family="paragraph" style:parent-style-name="Standard">
      <style:text-properties officeooo:rsid="00270c9d" officeooo:paragraph-rsid="00270c9d"/>
    </style:style>
    <style:style style:name="P16" style:family="paragraph" style:parent-style-name="Standard">
      <style:text-properties officeooo:rsid="0028563a" officeooo:paragraph-rsid="0028563a"/>
    </style:style>
    <style:style style:name="P17" style:family="paragraph" style:parent-style-name="Standard">
      <style:text-properties officeooo:rsid="0028a2cc" officeooo:paragraph-rsid="0028a2cc"/>
    </style:style>
    <style:style style:name="P18" style:family="paragraph" style:parent-style-name="Standard">
      <style:text-properties officeooo:rsid="00293649" officeooo:paragraph-rsid="00293649"/>
    </style:style>
    <style:style style:name="T1" style:family="text">
      <style:text-properties officeooo:rsid="00254755"/>
    </style:style>
    <style:style style:name="T2" style:family="text">
      <style:text-properties officeooo:rsid="002a5c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Pràctica 4 sistema respiratori </text:p>
      <text:p text:style-name="P1"/>
      <text:p text:style-name="P2">Volums i capacitats + fluxes. </text:p>
      <text:p text:style-name="P2"/>
      <text:p text:style-name="P3">Capacitat vital: maxim aire que es pot arribar a mobilitzar</text:p>
      <text:p text:style-name="P3"/>
      <text:p text:style-name="P3">Depen del sexe, edat i altura. </text:p>
      <text:p text:style-name="P3">Homes 4-5L</text:p>
      <text:p text:style-name="P3">Dones 3-4L</text:p>
      <text:p text:style-name="P3"/>
      <text:p text:style-name="P3">Capacitat vital teòrica / capacitat vital pràctica.</text:p>
      <text:p text:style-name="P3"/>
      <text:p text:style-name="P3"/>
      <text:p text:style-name="P3">Volums pulmonars: </text:p>
      <text:p text:style-name="P3">- Volum corrent: volum que es desplaça durant inspiració o espiració normal (aprox 0,5L per home de 70kg) </text:p>
      <text:p text:style-name="P3">- Volum de reserva inspiratori: vilum maxim que es pot inspirar per sobre el volum corrent. 3000mL </text:p>
      <text:p text:style-name="P3">capacitat inspiratoria = volum corrent + volum de reserva inspiratori</text:p>
      <text:p text:style-name="P3">- Volum de reserva expiratori: quantitat d’aire que s’exhala de forma forçada després d’una espiració normal (1100mL) </text:p>
      <text:p text:style-name="P3">- Volum residual: aire que queda remanent després d’exhalació màxima (1200mL, posar 1L a la pràctica) </text:p>
      <text:p text:style-name="P3"/>
      <text:p text:style-name="P3"/>
      <text:p text:style-name="P3">Si exhalem tot excepte volum residual, ens queda capacitat vital</text:p>
      <text:p text:style-name="P3"/>
      <text:p text:style-name="P3">FEV es fa a diferents temps. 1,2,3 secs. Al 3r segon queda volum residual, FEV3 = capacitat vital</text:p>
      <text:p text:style-name="P3"/>
      <text:p text:style-name="P3"/>
      <text:p text:style-name="P3">Suma de dos o mes volums pulmonars = capacitat pulmonar. </text:p>
      <text:p text:style-name="P3"/>
      <text:p text:style-name="P3">Capacitat Vital: suma de VRI, VRE i Vc. Capacitat maxima qu podem movilitzar voluntariament cap a dins o fora. </text:p>
      <text:p text:style-name="P3"/>
      <text:p text:style-name="P3">Capacitat pulmonar total: vital + residual</text:p>
      <text:p text:style-name="P3">Capacitat inspiratoria: VRI + Vc </text:p>
      <text:p text:style-name="P3">Residual funcional: VRE + VR</text:p>
      <text:p text:style-name="P3"/>
      <text:p text:style-name="P3">A mes dels volums i les capacitats tambe s’estudien els fluxes per avaluar la salut del sistema respiratori, ja que aquests valors es veuen afectats principalment en malalties respiratòries obstructives, on es limita la capacitat de mobilitzar aire en un temps determinat. </text:p>
      <text:p text:style-name="P3">FEV i ventilació voluntària. </text:p>
      <text:p text:style-name="P3"/>
      <text:p text:style-name="P3">FEV: volum espiratori forçat. percentatge del CV que una persona expulsa de manera forçada en 1r, 2n i 3r</text:p>
      <text:p text:style-name="P3">1r segon: 70-80% de la capacitat vital = healthy </text:p>
      <text:p text:style-name="P3">2n segon: <text:s/></text:p>
      <text:p text:style-name="P3">3r segon: </text:p>
      <text:p text:style-name="P3"/>
      <text:p text:style-name="P3">Ventilacio voluntaria maxima: </text:p>
      <text:p text:style-name="P3">hiperventilar durant 12 segons</text:p>
      <text:p text:style-name="P3"><text:soft-page-break/></text:p>
      <text:p text:style-name="P3">prova de funcio pulmonar que avalua capacitat ventilatoria maxima. L mobilitzats per minut. </text:p>
      <text:p text:style-name="P3"/>
      <text:p text:style-name="P3"/>
      <text:p text:style-name="P4">CV = 0,052 x 175 - 0,022 x 20 - 3,60 = 5,06</text:p>
      <text:p text:style-name="P4"/>
      <text:p text:style-name="P5">Capacitat vital reduida: malaltia restrictiva</text:p>
      <text:p text:style-name="P5">MVM i FEV baixes: malaltia obstructiva </text:p>
      <text:p text:style-name="P5"/>
      <text:p text:style-name="P5">0.052A – 0.022E‐ 3.60</text:p>
      <text:p text:style-name="P5"/>
      <text:p text:style-name="P6">0,052 x 175 = </text:p>
      <text:p text:style-name="P6">0,022 x 20 </text:p>
      <text:p text:style-name="P6"/>
      <text:p text:style-name="P6"/>
      <text:p text:style-name="P9">en resum </text:p>
      <text:p text:style-name="P9"/>
      <text:p text:style-name="P9">VC: volum corrent, volum inspiració normal</text:p>
      <text:p text:style-name="P9">CV: capacitat vital, volum total menys residual</text:p>
      <text:p text:style-name="P9">FEV1 (forced espiration volume 1): volum d’aire que pots expulsar en un segon partit per capacitat vital</text:p>
      <text:p text:style-name="P9">MVV (maxima ventilacio voluntaria): maxima quantitat de litres que pots movilitzar en un minut </text:p>
      <text:p text:style-name="P9"/>
      <text:p text:style-name="P9"/>
      <text:p text:style-name="P10">Asma (obstructiva)</text:p>
      <text:p text:style-name="P10">Enfisema pulmonar (epoc) (obstructiva)</text:p>
      <text:p text:style-name="P10">Tuberculosis</text:p>
      <text:p text:style-name="P10">Fibrosi quistica </text:p>
      <text:p text:style-name="P10">Bronquitis </text:p>
      <text:p text:style-name="P10">Pulmonia </text:p>
      <text:p text:style-name="P10">Neumonia </text:p>
      <text:p text:style-name="P10">Legionella</text:p>
      <text:p text:style-name="P10">Grip</text:p>
      <text:p text:style-name="P10">COVID</text:p>
      <text:p text:style-name="P10"/>
      <text:p text:style-name="P10">FEV menor del 70% i MVV disminuida: malaltia obstructiva</text:p>
      <text:p text:style-name="P10">Si anem a mirar malalties obstructives, fev &lt; 70 i mvv menor de 80 </text:p>
      <text:p text:style-name="P10"/>
      <text:p text:style-name="P10">tuberculosi és infecciosa bacteriana </text:p>
      <text:p text:style-name="P10"><text:tab/>en punts molt avançats produeix teixit cicatritzat </text:p>
      <text:p text:style-name="P10"/>
      <text:p text:style-name="P10">pulmó fibròtic </text:p>
      <text:p text:style-name="P10"/>
      <text:p text:style-name="P10">fibrosi pulmonar. </text:p>
      <text:p text:style-name="P10"/>
      <text:p text:style-name="P10"/>
      <text:p text:style-name="P10"/>
      <text:p text:style-name="P10"/>
      <text:p text:style-name="P10">fibrosi quistica malaltia canals clor. </text:p>
      <text:p text:style-name="P10"/>
      <text:p text:style-name="P10">fibrosi malaltia restrictiva. </text:p>
      <text:p text:style-name="P10">no mirarem FEV i MVV, sino la capacitat vital CV. pulmons no s’inflen, capacitat vital és baixa. </text:p>
      <text:p text:style-name="P10"><text:soft-page-break/></text:p>
      <text:p text:style-name="P11">quan expulsa aire en un segon, pot expulsar el 70% pero no es pot inflar. FEV sera mes alta del 70%</text:p>
      <text:p text:style-name="P11"/>
      <text:p text:style-name="P11">quins marcadors usem per detectar restrictiva? CAPACITAT VITAL. </text:p>
      <text:p text:style-name="P11"/>
      <text:p text:style-name="P11"/>
      <text:p text:style-name="P12">altura important per capacitat vital. mes altura mes capacitat vital. </text:p>
      <text:p text:style-name="P12"/>
      <text:p text:style-name="P12"/>
      <text:p text:style-name="P12"/>
      <text:p text:style-name="P12"/>
      <text:p text:style-name="P13">1: per que capacitat vital teorica varia amb altura?</text:p>
      <text:p text:style-name="P13">mes altura, mes caixa toracica, mes capacitat vital. certes adaptacions evolutives que viuren a altituds, caixa toracica gran, mes capacitat vital. </text:p>
      <text:p text:style-name="P13"/>
      <text:p text:style-name="P13">2: altres factors que poden afectar CV?</text:p>
      <text:p text:style-name="P13">- edat: a major edat, ens fem mes petits. <text:span text:style-name="T1">elasticitat pulmonar es perd. a mesura que es fan grans, guanyen teixit fibros i perden teixit muscular. el diafragma d’una persona gran funciona pitjor. </text:span></text:p>
      <text:p text:style-name="P13">- <text:span text:style-name="T1">sexe</text:span></text:p>
      <text:p text:style-name="P13">- <text:span text:style-name="T1">malalties</text:span></text:p>
      <text:p text:style-name="P13">- <text:span text:style-name="T1">fumar (mal habit, factor de risc)</text:span></text:p>
      <text:p text:style-name="P13">- <text:span text:style-name="T1">exercici i condició fisica. </text:span></text:p>
      <text:p text:style-name="P13">- </text:p>
      <text:p text:style-name="P13"/>
      <text:p text:style-name="P13"/>
      <text:p text:style-name="P14">3: com varien els volums despres d’exercici intens?</text:p>
      <text:p text:style-name="P14">respiració normal</text:p>
      <text:p text:style-name="P14">inspiració forçada </text:p>
      <text:p text:style-name="P14"/>
      <text:p text:style-name="P14">volum corrent augmenta, la resta disminueixen. volum residual es manté. </text:p>
      <text:p text:style-name="P14"/>
      <text:p text:style-name="P14"/>
      <text:p text:style-name="P14">4: diferència entre volums i capacitats. </text:p>
      <text:p text:style-name="P14">capacitat: suma de volums</text:p>
      <text:p text:style-name="P14">volum: quantitat d’aire que pots entrar o treure</text:p>
      <text:p text:style-name="P14"/>
      <text:p text:style-name="P14">volum corrent: normal </text:p>
      <text:p text:style-name="P14">volum de reserva inspiratori: inspiració extra </text:p>
      <text:p text:style-name="P14">residual: el que queda</text:p>
      <text:p text:style-name="P14"/>
      <text:p text:style-name="P14">capacitats: </text:p>
      <text:p text:style-name="P14">vital: malalties restrictivies. suma dels volums que podem mobilitzar</text:p>
      <text:p text:style-name="P14">capacitat residual</text:p>
      <text:p text:style-name="P14">capacitat inspiratoria </text:p>
      <text:p text:style-name="P14"/>
      <text:p text:style-name="P14"/>
      <text:p text:style-name="P14">FEV: percentatge de volum d’aire expirat respecte el total. la quantitat d’aire que expulsem de manera forçada en el primer segon. </text:p>
      <text:p text:style-name="P14"/>
      <text:p text:style-name="P14">parametres per detectar malaltia obstructiva: FEV i MVV (per sota de 70 i disminuida) </text:p>
      <text:p text:style-name="P14"/>
      <text:p text:style-name="P14"/>
      <text:p text:style-name="P14"><text:soft-page-break/>FEV/FVC % &lt; 70 = FEV a 1 segon </text:p>
      <text:p text:style-name="P14"/>
      <text:p text:style-name="P15">MVV: ventilació voluntària màxima. prova de funció pulmonar que avalua la capacitat ventilatòria maxima. litres mobilitzats per minut. </text:p>
      <text:p text:style-name="P15"/>
      <text:p text:style-name="P15"/>
      <text:p text:style-name="P16">Persona asmàtica (obstructiva). com afecta a la capacitat vital? Igual. FEV? Menys de 70%. MVV? Disminuida. </text:p>
      <text:p text:style-name="P16"/>
      <text:p text:style-name="P16"/>
      <text:p text:style-name="P16">Què és un broncodilatador, a quin receptor senyalitza?</text:p>
      <text:p text:style-name="P16"/>
      <text:p text:style-name="P16">Salbutamol. Ho donariem a algu amb malaltia obstructiva. Receptors Beta-adrenergics.</text:p>
      <text:p text:style-name="P16"/>
      <text:p text:style-name="P16">Persona amb CV normal i FEV per sota? Si, obs</text:p>
      <text:p text:style-name="P16"/>
      <text:p text:style-name="P16">CV reduida i FEV normal? Si, restrictiva. </text:p>
      <text:p text:style-name="P16"/>
      <text:p text:style-name="P16"/>
      <text:p text:style-name="P16"/>
      <text:p text:style-name="P17">Compareu mesures FEV i MVV amb asmàtic i atleta. Disminuts en asmàtic i augmentat en atleta. <text:tab/></text:p>
      <text:p text:style-name="P18">Capacitat vital reduida parametre per determinar obstructives? No</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4:04:34.625978200</meta:creation-date>
    <dc:date>2025-02-12T16:31:46.809461423</dc:date>
    <meta:editing-duration>PT59M27S</meta:editing-duration>
    <meta:editing-cycles>18</meta:editing-cycles>
    <meta:generator>LibreOffice/24.2.7.2$Linux_X86_64 LibreOffice_project/420$Build-2</meta:generator>
    <meta:document-statistic meta:table-count="0" meta:image-count="0" meta:object-count="0" meta:page-count="4" meta:paragraph-count="96" meta:word-count="775" meta:character-count="4922" meta:non-whitespace-character-count="4184"/>
  </office:meta>
</office:document-meta>
</file>